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style:font-name="Arial1" fo:font-size="14pt" fo:font-weight="bold" style:font-size-asian="14pt" style:font-weight-asian="bold" style:font-size-complex="14pt" style:font-weight-complex="bold"/>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Text_20_body">
      <style:paragraph-properties fo:text-align="start" style:justify-single-word="false"/>
    </style:style>
    <style:style style:name="P12" style:family="paragraph" style:parent-style-name="Standard" style:master-page-name="MP0">
      <style:paragraph-properties style:page-number="auto"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style:font-name="Arial1"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Título_20_1">
      <style:paragraph-properties fo:text-align="center" style:justify-single-word="false"/>
      <style:text-properties fo:font-size="24pt" style:font-size-asian="24pt" style:font-size-complex="24pt"/>
    </style:style>
    <style:style style:name="P20" style:family="paragraph" style:parent-style-name="Título_20_1">
      <style:paragraph-properties fo:text-align="center" style:justify-single-word="false"/>
    </style:style>
    <style:style style:name="P21" style:family="paragraph" style:parent-style-name="Título_20_3">
      <style:paragraph-properties fo:text-align="center" style:justify-single-word="false"/>
    </style:style>
    <style:style style:name="P22"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Times New Roman1" fo:font-size="12pt" fo:font-weight="normal" style:font-size-asian="12pt" style:font-weight-asian="normal" style:font-size-complex="12pt" style:font-weight-complex="norm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ignatura : Taller de desarrollo de software</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 text:outline-level="1">CUART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
      <text:p text:style-name="Standard"><text:soft-page-break/></text:p>
      <text:p text:style-name="Standard"/>
      <text:p text:style-name="Standard"/>
      <text:h text:style-name="P20" text:outline-level="1">Indice</text:h>
      <text:p text:style-name="Standard"/>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bookmark-start text:name="__DdeLink__539_318411270"/><text:span text:style-name="T4">tercer entrega............................................................................................................................3</text:span><text:bookmark-end text:name="__DdeLink__539_318411270"/></text:p>
      <text:p text:style-name="Standard"><text:span text:style-name="T4"><text:tab/>cuarta entrega...........................................................................................................................4</text:span></text:p>
      <text:p text:style-name="Standard">Herramientas utilizadas........................................................................................................................4</text:p>
      <text:p text:style-name="Standard">Problemas detectados sin solucionar en la segunda etapa....................................................................4</text:p>
      <text:p text:style-name="Standard"><text:bookmark-start text:name="__DdeLink__537_318411270"/>Problemas detectados en la tercera etapa.............................................................................................<text:bookmark-end text:name="__DdeLink__537_318411270"/>5</text:p>
      <text:p text:style-name="P7">Restricciones aplicadas al lenguaje<text:bookmark-start text:name="__DdeLink__541_318411270"/>......................................................................................................5<text:bookmark-end text:name="__DdeLink__541_318411270"/></text:p>
      <text:p text:style-name="P7"><text:tab/><text:tab/><text:tab/><text:tab/> <text:s text:c="8"/>......................................................................................................6</text:p>
      <text:p text:style-name="P7">Soluciones de diseño............................................................................................................................6</text:p>
      <text:p text:style-name="P7">División de tareas.................................................................................................................................6</text:p>
      <text:p text:style-name="Standard">Bibliografía...........................................................................................................................................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20" text:outline-level="1">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2164621583" text:style-name="L1">
        <text:list-item>
          <text:p text:style-name="P13">Verificación léxica</text:p>
        </text:list-item>
        <text:list-item>
          <text:p text:style-name="P13">Verificación gramatical (análisis sintáctico)</text:p>
        </text:list-item>
        <text:list-item>
          <text:p text:style-name="P13">Verificación semántica (verificación de tipos, de declaración de variables, etc)</text:p>
        </text:list-item>
        <text:list-item>
          <text:p text:style-name="P13">Limpieza del código (obtención de un código intermedio mas limpio)</text:p>
        </text:list-item>
        <text:list-item>
          <text:p text:style-name="P13">Creación de tabla de símbolos</text:p>
        </text:list-item>
        <text:list-item>
          <text:p text:style-name="P13">Transformación del código intermedio (código limpio) a código assembly</text:p>
        </text:list-item>
      </text:list>
      <text:p text:style-name="Standard"/>
      <text:p text:style-name="Standard"/>
      <text:h text:style-name="P21" text:outline-level="3"/>
      <text:h text:style-name="P21" text:outline-level="3">Objetivos secundarios</text:h>
      <text:p text:style-name="Standard"/>
      <text:list xml:id="list737006808" text:style-name="L2">
        <text:list-item>
          <text:p text:style-name="P14">Permitir usar archivos como entrada al parser (lex+yacc)</text:p>
        </text:list-item>
        <text:list-item>
          <text:p text:style-name="P14">Contar las lineas de código (utilizando fin de linea)</text:p>
        </text:list-item>
        <text:list-item>
          <text:p text:style-name="P14">Eliminar lineas comentadas</text:p>
        </text:list-item>
        <text:list-item>
          <text:p text:style-name="P14">Contar caracteres</text:p>
        </text:list-item>
        <text:list-item>
          <text:p text:style-name="P14">Reportar símbolos erróneos en lex</text:p>
        </text:list-item>
      </text:list>
      <text:p text:style-name="Standard"/>
      <text:p text:style-name="Standard"/>
      <text:h text:style-name="P21"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
      <text:p text:style-name="Standard"/>
      <text:p text:style-name="P9"><text:bookmark-start text:name="__DdeLink__535_318411270"/><text:tab/><text:tab/><text:tab/> <text:s text:c="6"/>Objetivos de la tercer entrega</text:p>
      <text:p text:style-name="Standard"/>
      <text:p text:style-name="Standard">Crear una estructura de datos que contenga el código de tres direcciones correspondiente a un programa a tratar.</text:p>
      <text:p text:style-name="Standard"><text:bookmark-end text:name="__DdeLink__535_318411270"/></text:p>
      <text:p text:style-name="Standard"/>
      <text:h text:style-name="P21" text:outline-level="3"><text:soft-page-break/></text:h>
      <text:p text:style-name="Standard"/>
      <text:p text:style-name="P9"><text:tab/><text:tab/><text:tab/> <text:s text:c="6"/>Objetivos de la cuarta entrega</text:p>
      <text:p text:style-name="Standard"/>
      <text:p text:style-name="Standard">Diseñar e implementar un intérprete del código intermedio. Es decir, el intérprete toma</text:p>
      <text:p text:style-name="Standard">como entrada código intermedio y retorna el resultado de interpretar (evaluar, ejecutar) dicho código.</text:p>
      <text:p text:style-name="Standard"/>
      <text:p text:style-name="Standard"/>
      <text:p text:style-name="Standard"/>
      <text:p text:style-name="Standard"/>
      <text:p text:style-name="Standard"/>
      <text:h text:style-name="P22" text:outline-level="9"><text:s text:c="3"/><text:tab/><text:tab/><text:tab/>Herramientas utilizadas</text:h>
      <text:p text:style-name="Standard"/>
      <text:p text:style-name="Standard"/>
      <text:p text:style-name="Standard">LEX</text:p>
      <text:p text:style-name="Standard">Analizador léxico</text:p>
      <text:p text:style-name="Standard">Plataforma : Linux (Ubuntu)</text:p>
      <text:p text:style-name="Standard">Versión : 2.5.35 (Flex)</text:p>
      <text:p text:style-name="Standard">Homepage : N/A</text:p>
      <text:p text:style-name="Standard"/>
      <text:p text:style-name="Standard">YACC</text:p>
      <text:p text:style-name="Standard"><text:span text:style-name="T2">Generador</text:span> de parsers LALR</text:p>
      <text:p text:style-name="Standard">Plataforma : Linux (Ubuntu)<text:line-break/>Versión : 2.5 (Bison)</text:p>
      <text:p text:style-name="Standard">Homepage : N/A</text:p>
      <text:p text:style-name="P3"/>
      <text:p text:style-name="P3"/>
      <text:p text:style-name="P3"><text:tab/><text:tab/><text:tab/></text:p>
      <text:p text:style-name="P3"/>
      <text:p text:style-name="P3"><text:tab/><text:tab/>Problemas detectados sin solucionar en la segunda etapa</text:p>
      <text:p text:style-name="P3"/>
      <text:p text:style-name="P6">Varios tests erróneos arrojan segmentation fault (por ejemplo, el test “error_bloques.c-tds”).</text:p>
      <text:p text:style-name="P6">A pesar de conocer la solución, decidimos que siga pasando, ya que de otra forma incrementaría en gran medida la cantidad de errores de cada método, y de esa manera no se alcanzan a visualizar los resultados de todos los tests en la terminal.</text:p>
      <text:p text:style-name="P6">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4"/>
      <text:p text:style-name="P4"/>
      <text:p text:style-name="P4"/>
      <text:p text:style-name="P4"/>
      <text:p text:style-name="P4"/>
      <text:p text:style-name="P4"/>
      <text:p text:style-name="P4"><text:soft-page-break/></text:p>
      <text:p text:style-name="P4"><text:tab/><text:tab/>Problemas detectados en la tercer etapa</text:p>
      <text:p text:style-name="P4"/>
      <text:p text:style-name="P6">Los problemas detectados en la segunda etapa fueron corregidos.</text:p>
      <text:p text:style-name="P6"/>
      <text:p text:style-name="P6">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6">Este problema fue resuelto agregando un nuevo no-terminal a la gramática.</text:p>
      <text:p text:style-name="P4"/>
      <text:p text:style-name="P4"/>
      <text:p text:style-name="P4"/>
      <text:p text:style-name="P4"/>
      <text:p text:style-name="P4">Restricciones aplicadas al lenguaje / Consideraciones del lenguaje: </text:p>
      <text:p text:style-name="P4">Segunda entrega</text:p>
      <text:p text:style-name="P6"/>
      <text:p text:style-name="P6"/>
      <text:p text:style-name="P6">- La cantidad de parámetros que puede tener un método es fija (no puede superar las 20 unidades).</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excepto == y !=), requiere que ambos operandos sean del mismo tipo.</text:p>
      <text:p text:style-name="P6"/>
      <text:p text:style-name="P6">- Un método puede tener tantas sentencias “return” como se desee y en cualquier lugar del mismo.</text:p>
      <text:p text:style-name="P6"/>
      <text:p text:style-name="P6">- El método “main” puede retornar cualquier tipo, pero no debe tener parámetros.</text:p>
      <text:p text:style-name="P6"/>
      <text:p text:style-name="P6"/>
      <text:p text:style-name="P6"/>
      <text:p text:style-name="P6"/>
      <text:p text:style-name="P6"/>
      <text:p text:style-name="P4">Restricciones aplicadas al lenguaje / Consideraciones del lenguaje:</text:p>
      <text:p text:style-name="P4">Tercer entrega</text:p>
      <text:p text:style-name="P6"/>
      <text:p text:style-name="P6">Se han modificado ligeramente las restricciones/consideraciones del lenguaje con respecto a la segunda entrega:</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text:soft-page-break/></text:p>
      <text:p text:style-name="P6">- Cada operador binario requiere que ambos operandos sean del mismo tipo.</text:p>
      <text:p text:style-name="P6"/>
      <text:p text:style-name="P6">- Un método puede tener tantas sentencias “return” como se desee (con un número mayor a 1 de las mismas) y en cualquier lugar del mismo.</text:p>
      <text:p text:style-name="P6"/>
      <text:p text:style-name="P6">- El método “main” puede retornar cualquier tipo, pero no debe tener parámetros.</text:p>
      <text:p text:style-name="P6"/>
      <text:p text:style-name="P6"/>
      <text:p text:style-name="P6"/>
      <text:p text:style-name="P6"/>
      <text:p text:style-name="P6"/>
      <text:p text:style-name="P6"/>
      <text:p text:style-name="P6"><text:tab/><text:tab/><text:tab/><text:span text:style-name="T3">Soluciones de diseño</text:span></text:p>
      <text:p text:style-name="P4"/>
      <text:p text:style-name="P6">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6"/>
      <text:p text:style-name="P6">Lo ideal fue organizar cada una de las estructuras lo más que se pudiera, metiendo cada estructura y su respectiva manera de manipularla en diferentes carpetas.</text:p>
      <text:p text:style-name="P6"/>
      <text:p text:style-name="P6">Para evitar tener tantas variables globales en casi todos lados, cada uno de los metodos toma como parámetro la estructura a la cual pertenece, y asi de esa manera poder trabajar de manera mas fácil con dicha estructura.</text:p>
      <text:p text:style-name="P8"/>
      <text:p text:style-name="P6">Se lleva una lista de labels de métodos, una pila para los labels de los if, y otras dos para los while y for respectivamente.</text:p>
      <text:p text:style-name="P6"/>
      <text:p text:style-name="P6">Una mala decisión de diseño fue evitar la implementación de una lista y/o pila genérica, y de esta manera evitarnos <text:s/>la implementación particular de cada uno de estos TAD's.</text:p>
      <text:p text:style-name="P6"/>
      <text:p text:style-name="P6"/>
      <text:p text:style-name="Standard"/>
      <text:p text:style-name="Standard"/>
      <text:p text:style-name="Standard"/>
      <text:p text:style-name="Standard"/>
      <text:p text:style-name="Standard"><text:tab/><text:tab/><text:tab/><text:span text:style-name="T3">División de tareas</text:span></text:p>
      <text:p text:style-name="P5"/>
      <text:p text:style-name="P5"/>
      <text:p text:style-name="P5">Gasparrini, Jonathan: Implementación de: Scripts, LinkedList, Attribute, Utils, ErrorQueue , <text:tab/><text:tab/><text:tab/><text:tab/><text:tab/><text:tab/><text:tab/>Testing.</text:p>
      <text:p text:style-name="P5"/>
      <text:p text:style-name="P5">Marchisio, Elián <text:s text:c="5"/>: Implementación de: SymbolsTable, Attribute, StringStack, Utils, Yacc, <text:tab/><text:tab/><text:tab/><text:tab/><text:tab/><text:tab/><text:tab/>ListC3D.</text:p>
      <text:p text:style-name="P5"/>
      <text:p text:style-name="P5">Viale, Flavio<text:tab/> <text:s text:c="8"/>: Implementación de: Lex, Utils, Yacc, Code3D ,ListMethods, Stack, Testing.</text:p>
      <text:p text:style-name="P10"/>
      <text:p text:style-name="Standard">Aunque en general, estuvimos agregando y modificando cada archivo a necesidad (incluyendo el Informe) mientras solucionabamos problemas de compilación y/o interpretación.</text:p>
      <text:p text:style-name="Standard"/>
      <text:p text:style-name="Standard"><text:soft-page-break/></text:p>
      <text:p text:style-name="Standard"/>
      <text:h text:style-name="P22" text:outline-level="9"/>
      <text:h text:style-name="P22" text:outline-level="9"><text:s text:c="4"/><text:tab/><text:tab/><text:tab/>Bibliografía</text:h>
      <text:p text:style-name="P11"/>
      <text:p text:style-name="P11">Transparencias provistas por la cáted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10-29T01:17:51</dc:date>
    <meta:editing-cycles>97</meta:editing-cycles>
    <meta:editing-duration>PT6H52M26S</meta:editing-duration>
    <dc:creator>elian </dc:creator>
    <meta:document-statistic meta:table-count="0" meta:image-count="0" meta:object-count="0" meta:page-count="7" meta:paragraph-count="96" meta:word-count="1019" meta:character-count="8213" meta:non-whitespace-character-count="7057"/>
    <meta:template xlink:type="simple" xlink:actuate="onRequest" xlink:title="" xlink:href="Normal"/>
  </office:meta>
</office:document-meta>
</file>